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otted_20__28_var_29_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81cm" draw:marker-end="Line_20_Arrow" draw:marker-end-width="0.229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3" style:family="paragraph">
      <style:text-properties fo:font-size="12pt" fo:font-style="italic" style:font-size-asian="12pt" style:font-style-asian="italic" style:font-size-complex="12pt" style:font-style-complex="italic"/>
    </style:style>
    <style:style style:name="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font-family="Symbol" fo:font-size="12pt" style:font-size-asian="12pt" style:font-size-complex="12pt"/>
    </style:style>
    <style:style style:name="P9" style:family="paragraph">
      <style:text-properties fo:font-family="Symbol" fo:font-size="12pt" style:font-size-asian="12pt" style:font-size-complex="12pt"/>
    </style:style>
    <style:style style:name="P10" style:family="paragraph">
      <style:paragraph-properties fo:margin-left="0cm" fo:margin-right="0cm" fo:text-indent="0cm"/>
      <style:text-properties fo:font-style="normal" style:font-style-asian="normal" style:font-style-complex="normal"/>
    </style:style>
    <style:style style:name="P11" style:family="paragraph">
      <style:text-properties fo:font-size="12pt" fo:font-style="normal" style:font-size-asian="12pt" style:font-style-asian="normal" style:font-size-complex="12pt" style:font-style-complex="normal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family="Symbol" fo:font-size="12pt" style:font-size-asian="12pt" style:font-size-complex="12pt"/>
    </style:style>
    <style:style style:name="T5" style:family="text">
      <style:text-properties style:text-position="-33% 58%" fo:font-family="'URW Bookman L'" style:font-pitch="variable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family="Symbol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927cm" svg:y1="2.413cm" svg:x2="5.941cm" svg:y2="8.537cm">
          <text:p text:style-name="P12"/>
        </draw:line>
        <draw:line draw:style-name="gr1" draw:text-style-name="P1" draw:layer="layout" svg:x1="12.027cm" svg:y1="2.413cm" svg:x2="12.041cm" svg:y2="8.537cm">
          <text:p text:style-name="P12"/>
        </draw:line>
        <draw:line draw:style-name="gr1" draw:text-style-name="P1" draw:layer="layout" svg:x1="5.927cm" svg:y1="8.537cm" svg:x2="12.041cm" svg:y2="8.537cm">
          <text:p text:style-name="P12"/>
        </draw:line>
        <draw:path draw:style-name="gr2" draw:text-style-name="P1" draw:layer="layout" svg:width="6.067cm" svg:height="4.373cm" svg:x="5.955cm" svg:y="3.076cm" svg:viewBox="0 0 6068 4374" svg:d="m0 0c212 367 212 381 212 381l339 508c0 0 522 734 522 719s677 805 677 805c0 0 522 536 508 536s635 508 635 522 466 353 466 339 465 268 465 268l339 141 296 85c0 0 353 71 353 57s297 13 297 13l451-127 325-240 183-240">
          <text:p text:style-name="P12"/>
        </draw:path>
        <draw:frame draw:style-name="gr3" draw:text-style-name="P3" draw:layer="layout" svg:width="0.832cm" svg:height="0.725cm" svg:x="5.129cm" svg:y="4.534cm">
          <draw:text-box>
            <text:p text:style-name="P2"><text:span text:style-name="T1">G</text:span></text:p>
          </draw:text-box>
        </draw:frame>
        <draw:frame draw:style-name="gr3" draw:text-style-name="P5" draw:layer="layout" svg:width="1.709cm" svg:height="0.806cm" svg:x="5.195cm" svg:y="9.134cm">
          <draw:text-box>
            <text:p text:style-name="P4"><text:span text:style-name="T2">A + B</text:span></text:p>
          </draw:text-box>
        </draw:frame>
        <draw:frame draw:style-name="gr3" draw:text-style-name="P5" draw:layer="layout" svg:width="1.789cm" svg:height="0.806cm" svg:x="11.295cm" svg:y="9.135cm">
          <draw:text-box>
            <text:p text:style-name="P4"><text:span text:style-name="T2">C + D</text:span></text:p>
          </draw:text-box>
        </draw:frame>
        <draw:frame draw:style-name="gr3" draw:text-style-name="P7" draw:layer="layout" svg:width="0.739cm" svg:height="0.725cm" svg:x="5.574cm" svg:y="8.52cm">
          <draw:text-box>
            <text:p text:style-name="P6"><text:span text:style-name="T3">0</text:span></text:p>
          </draw:text-box>
        </draw:frame>
        <draw:frame draw:style-name="gr3" draw:text-style-name="P7" draw:layer="layout" svg:width="0.739cm" svg:height="0.725cm" svg:x="11.661cm" svg:y="8.521cm">
          <draw:text-box>
            <text:p text:style-name="P6"><text:span text:style-name="T3">1</text:span></text:p>
          </draw:text-box>
        </draw:frame>
        <draw:frame draw:style-name="gr3" draw:text-style-name="P9" draw:layer="layout" svg:width="0.709cm" svg:height="0.806cm" svg:x="8.433cm" svg:y="8.521cm">
          <draw:text-box>
            <text:p text:style-name="P8"><text:span text:style-name="T4">x</text:span></text:p>
          </draw:text-box>
        </draw:frame>
        <draw:frame draw:style-name="gr3" draw:text-style-name="P9" draw:layer="layout" svg:width="0.84cm" svg:height="0.889cm" svg:x="10.533cm" svg:y="8.522cm">
          <draw:text-box>
            <text:p text:style-name="P8"><text:span text:style-name="T4">x</text:span><text:span text:style-name="T5">e</text:span></text:p>
          </draw:text-box>
        </draw:frame>
        <draw:frame draw:style-name="gr3" draw:text-style-name="P11" draw:layer="layout" svg:width="2.644cm" svg:height="0.725cm" draw:transform="rotate (1.5704472609442) translate (12.14cm 6.533cm)">
          <draw:text-box>
            <text:p text:style-name="P10"><text:span text:style-name="T6">Completion</text:span></text:p>
          </draw:text-box>
        </draw:frame>
        <draw:line draw:style-name="gr4" draw:text-style-name="P1" draw:layer="layout" svg:x1="10.936cm" svg:y1="7.493cm" svg:x2="10.936cm" svg:y2="8.523cm">
          <text:p text:style-name="P12"/>
        </draw:line>
        <draw:frame draw:style-name="gr3" draw:text-style-name="P7" draw:layer="layout" svg:width="3.211cm" svg:height="1.817cm" svg:x="1.266cm" svg:y="5.721cm">
          <draw:text-box>
            <text:p text:style-name="P12"><text:span text:style-name="T4">D</text:span><text:span text:style-name="T7">r</text:span><text:span text:style-name="T3">G &lt; 0,</text:span></text:p>
            <text:p text:style-name="P12"><text:span text:style-name="T3">direction from</text:span></text:p>
            <text:p text:style-name="P12"><text:span text:style-name="T3">A + B to C + D</text:span></text:p>
          </draw:text-box>
        </draw:frame>
        <draw:frame draw:style-name="gr3" draw:text-style-name="P7" draw:layer="layout" svg:width="3.186cm" svg:height="1.817cm" svg:x="15.441cm" svg:y="5.85cm">
          <draw:text-box>
            <text:p text:style-name="P12"><text:span text:style-name="T4">D</text:span><text:span text:style-name="T7">r</text:span><text:span text:style-name="T3">G &gt; 0,</text:span></text:p>
            <text:p text:style-name="P12"><text:span text:style-name="T3">direction from</text:span></text:p>
            <text:p text:style-name="P12"><text:span text:style-name="T3">C + D to A + B</text:span></text:p>
          </draw:text-box>
        </draw:frame>
        <draw:frame draw:style-name="gr3" draw:text-style-name="P7" draw:layer="layout" svg:width="4.392cm" svg:height="0.869cm" svg:x="7.441cm" svg:y="4.351cm">
          <draw:text-box>
            <text:p text:style-name="P12"><text:span text:style-name="T3">Equilibrium (</text:span><text:span text:style-name="T8">D</text:span><text:span text:style-name="T7">r</text:span><text:span text:style-name="T3">G = 0)</text:span></text:p>
          </draw:text-box>
        </draw:frame>
        <draw:line draw:style-name="gr5" draw:text-style-name="P1" draw:layer="layout" svg:x1="3.048cm" svg:y1="5.898cm" svg:x2="7.592cm" svg:y2="5.405cm">
          <text:p text:style-name="P12"/>
        </draw:line>
        <draw:line draw:style-name="gr5" draw:text-style-name="P1" draw:layer="layout" svg:x1="9.539cm" svg:y1="5.151cm" svg:x2="10.936cm" svg:y2="7.451cm">
          <text:p text:style-name="P12"/>
        </draw:line>
        <draw:line draw:style-name="gr5" draw:text-style-name="P1" draw:layer="layout" svg:x1="15.409cm" svg:y1="6.152cm" svg:x2="11.924cm" svg:y2="6.971cm">
          <text:p text:style-name="P12"/>
        </draw:line>
        <draw:rect draw:style-name="gr6" draw:text-style-name="P1" draw:layer="layout" svg:width="7.422cm" svg:height="2.639cm" svg:x="13.025cm" svg:y="1.369cm">
          <text:p text:style-name="P12"/>
        </draw:rect>
        <draw:frame draw:style-name="gr3" draw:text-style-name="P7" draw:layer="layout" svg:width="6.657cm" svg:height="2.105cm" svg:x="13.241cm" svg:y="1.651cm">
          <draw:text-box>
            <text:p text:style-name="P12"><text:span text:style-name="T4">D</text:span><text:span text:style-name="T7">r</text:span><text:span text:style-name="T3">G = 0: Equilibrium</text:span></text:p>
            <text:p text:style-name="P12"><text:span text:style-name="T8">D</text:span><text:span text:style-name="T7">r</text:span><text:span text:style-name="T3">G &lt; 0: Forward is spontaneous</text:span></text:p>
            <text:p text:style-name="P12"><text:span text:style-name="T8">D</text:span><text:span text:style-name="T7">r</text:span><text:span text:style-name="T3">G &gt; 0: Reverse is spontaneo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ussi Eloranta</meta:initial-creator>
    <meta:creation-date>2008-05-28T17:29:46</meta:creation-date>
    <dc:creator>Jussi Eloranta</dc:creator>
    <dc:date>2008-05-28T17:50:42</dc:date>
    <meta:editing-cycles>18</meta:editing-cycles>
    <meta:editing-duration>PT20M58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